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95458" officeooo:paragraph-rsid="00195458"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4pt" fo:font-weight="normal" officeooo:rsid="00195458" officeooo:paragraph-rsid="00195458"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1e1f83" officeooo:paragraph-rsid="001e1f83"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95458" officeooo:paragraph-rsid="001f8b71"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95458" officeooo:paragraph-rsid="002183c6"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95458" officeooo:paragraph-rsid="0022b6e1"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95458" officeooo:paragraph-rsid="0024cea7"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260485" officeooo:paragraph-rsid="00260485"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95458" officeooo:paragraph-rsid="0028324e"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95458" officeooo:paragraph-rsid="002d4096"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95458" officeooo:paragraph-rsid="002dd7ea"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260485" officeooo:paragraph-rsid="0028324e"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1f8b71" style:font-weight-asian="bold" style:font-weight-complex="bold"/>
    </style:style>
    <style:style style:name="T3" style:family="text">
      <style:text-properties officeooo:rsid="001e9561"/>
    </style:style>
    <style:style style:name="T4" style:family="text">
      <style:text-properties officeooo:rsid="001c39e6"/>
    </style:style>
    <style:style style:name="T5" style:family="text">
      <style:text-properties officeooo:rsid="001f8b71"/>
    </style:style>
    <style:style style:name="T6" style:family="text">
      <style:text-properties officeooo:rsid="001ffc85"/>
    </style:style>
    <style:style style:name="T7" style:family="text">
      <style:text-properties officeooo:rsid="002183c6"/>
    </style:style>
    <style:style style:name="T8" style:family="text">
      <style:text-properties officeooo:rsid="002315a8"/>
    </style:style>
    <style:style style:name="T9" style:family="text">
      <style:text-properties officeooo:rsid="0024cea7"/>
    </style:style>
    <style:style style:name="T10" style:family="text">
      <style:text-properties officeooo:rsid="00260485"/>
    </style:style>
    <style:style style:name="T11" style:family="text">
      <style:text-properties officeooo:rsid="0029f67e"/>
    </style:style>
    <style:style style:name="T12" style:family="text">
      <style:text-properties officeooo:rsid="002ad518"/>
    </style:style>
    <style:style style:name="T13" style:family="text">
      <style:text-properties officeooo:rsid="002bfcfd"/>
    </style:style>
    <style:style style:name="T14" style:family="text">
      <style:text-properties officeooo:rsid="002d4096"/>
    </style:style>
    <style:style style:name="T15" style:family="text">
      <style:text-properties officeooo:rsid="002db7de"/>
    </style:style>
    <style:style style:name="T16" style:family="text">
      <style:text-properties officeooo:rsid="002dd7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Événements</text:p>
      <text:p text:style-name="P1"/>
      <text:p text:style-name="P2"><text:span text:style-name="T1">Issue </text:span><text:span text:style-name="T2">spéciale</text:span> : connaître le tour de l’attaque</text:p>
      <text:p text:style-name="P2"><text:span text:style-name="T1">PNJ</text:span> : Éclaireur</text:p>
      <text:p text:style-name="P2"><text:span text:style-name="T1">Texte</text:span> : <text:span text:style-name="T3">Messire, les nouvelles sont alarmantes ! L’ennemi n’est plus très loin !</text:span></text:p>
      <text:p text:style-name="P2"><text:span text:style-name="T1">Choix/ Effets</text:span> : -État d’urgence ! / Nourriture – 2 , Bonheur – 1, <text:s/>Armée + 1</text:p>
      <text:p text:style-name="P2">-Faites des provisions ! / Nourriture + 1 , Bonheur + <text:span text:style-name="T4">1</text:span></text:p>
      <text:p text:style-name="P3">=&gt; Tour de l’attaque connu</text:p>
      <text:p text:style-name="P3"/>
      <text:p text:style-name="P3"/>
      <text:p text:style-name="P4"><text:span text:style-name="T1">Issue s</text:span><text:span text:style-name="T2">péciale</text:span> : <text:span text:style-name="T5">nul</text:span></text:p>
      <text:p text:style-name="P4"><text:span text:style-name="T1">PNJ</text:span> : <text:span text:style-name="T6">Noble</text:span></text:p>
      <text:p text:style-name="P4"><text:span text:style-name="T1">Texte</text:span> : <text:span text:style-name="T6">A temps désespérés, mesures désespérées ! Si le peuple est décimé par l’invasion, il apparaît logique que son gouvernement lui survive. Prenons dans les réserves de quoi nous sustenter dans ces temps de crise.</text:span></text:p>
      <text:p text:style-name="P4"><text:span text:style-name="T1">Choix/ Effets</text:span> : -<text:span text:style-name="T6">Ma foi ce n’est que de la piétaille… Nourriture -3 / Bonheur -2 / Armee + 3 / Argent +2</text:span></text:p>
      <text:p text:style-name="P4">-<text:span text:style-name="T6">Qu’est-ce qu’un roi sans sujet !? Jamais ! <text:s/>Bonheur +1 / Armee -1 / Argent -2</text:span></text:p>
      <text:p text:style-name="P4"/>
      <text:p text:style-name="P4"/>
      <text:p text:style-name="P5"><text:span text:style-name="T1">Issue s</text:span><text:span text:style-name="T2">péciale</text:span> : <text:span text:style-name="T5">nul</text:span></text:p>
      <text:p text:style-name="P5"><text:span text:style-name="T1">PNJ</text:span> : <text:span text:style-name="T6">Noble</text:span></text:p>
      <text:p text:style-name="P5"><text:span text:style-name="T1">Texte</text:span> : <text:span text:style-name="T7">Il nous faut plus d’hommes dans cet Ost de fainéant ! Piochons dans les forces du guet municipal ! Les rues sont sûres ils ne manqueront à personne.</text:span></text:p>
      <text:p text:style-name="P5"><text:span text:style-name="T1">Choix/ Effets</text:span> : -<text:span text:style-name="T7">Espérons qu’il n’arrive rien aux petites gens… </text:span><text:span text:style-name="T6"><text:s text:c="2"/>Bonheur -2 / Armee + 3 </text:span></text:p>
      <text:p text:style-name="P5">-<text:span text:style-name="T7">Et pourquoi pas vider les rues de nos gardes tant qu’on y est !? Non !</text:span><text:span text:style-name="T6"> <text:s/>Bonheur +1 </text:span></text:p>
      <text:p text:style-name="P5"/>
      <text:p text:style-name="P5"/>
      <text:p text:style-name="P6"><text:span text:style-name="T1">Issue s</text:span><text:span text:style-name="T2">péciale</text:span> : <text:span text:style-name="T5">nul</text:span></text:p>
      <text:p text:style-name="P6"><text:span text:style-name="T1">PNJ</text:span> : <text:span text:style-name="T6">Noble</text:span></text:p>
      <text:p text:style-name="P6"><text:span text:style-name="T1">Texte</text:span> : <text:span text:style-name="T8">Messire, entre les famines, les récoltes désatreuses et les menaces existentielles de type outre-mondesque, le peuple est quelque peu moribond. Organisons une grande célébration pour le distraire des vrais prob… Heu ! Je veux dire pour alléger le fardeau de ces pauvres hères.</text:span></text:p>
      <text:p text:style-name="P6"><text:span text:style-name="T1">Choix/ Effets</text:span> : -<text:span text:style-name="T8">Du pain et des jeux !</text:span><text:span text:style-name="T7"> </text:span><text:span text:style-name="T6"><text:s text:c="2"/>Bonheur +</text:span><text:span text:style-name="T8">3</text:span><text:span text:style-name="T6"> / Ar</text:span><text:span text:style-name="T8">gent</text:span><text:span text:style-name="T6"> -</text:span><text:span text:style-name="T8">3</text:span></text:p>
      <text:p text:style-name="P6">-<text:span text:style-name="T8">C’est mon compte offshore qui est moribond oui ! A la diète les gueux !</text:span><text:span text:style-name="T6"> <text:s/>Bonheur -</text:span><text:span text:style-name="T8">1 / Argent +2</text:span></text:p>
      <text:p text:style-name="P6"/>
      <text:p text:style-name="P6"/>
      <text:p text:style-name="P7"><text:span text:style-name="T1">Issue s</text:span><text:span text:style-name="T2">péciale</text:span> : <text:span text:style-name="T9">recul ou avancée de l’invasion</text:span></text:p>
      <text:p text:style-name="P7"><text:span text:style-name="T1">PNJ</text:span> : <text:span text:style-name="T9">Eclaireur</text:span></text:p>
      <text:p text:style-name="P7"><text:span text:style-name="T1">Texte</text:span> : <text:span text:style-name="T8">Messire, </text:span><text:span text:style-name="T9">nous avons reperé le campement de l’armée de l’outre-monde. Ces chiens ont montés un campement pour piller nos campagnes! Profitons de leur repos, </text:span><text:soft-page-break/><text:span text:style-name="T9">alors qu’ils se seront enivrés de leur prétendue victoire pour mener une attaque surprise ! Bien sûr cela veut dire laisser nos campagnes à leurs merci...</text:span></text:p>
      <text:p text:style-name="P7"><text:span text:style-name="T1">Choix/ Effets</text:span> : -<text:span text:style-name="T10">Et qu’ils s’emparent de MON pain ? Non, envoyez des troupes TOUT DE SUITE !</text:span><text:span text:style-name="T7"> </text:span><text:span text:style-name="T6"><text:s text:c="2"/>Bonheur +</text:span><text:span text:style-name="T8">3</text:span><text:span text:style-name="T6"> / N</text:span><text:span text:style-name="T10">ourriture + 2 / Armée -2</text:span></text:p>
      <text:p text:style-name="P8">=&gt; l’invasion est retardée d’1 jour</text:p>
      <text:p text:style-name="P7">-<text:span text:style-name="T10">Aussi fourbe qu’ingénieux ! J’aime ce style.</text:span><text:span text:style-name="T6"> <text:s/>Bonheur -</text:span><text:span text:style-name="T10">2</text:span><text:span text:style-name="T8"> / </text:span><text:span text:style-name="T10">Nourriture -</text:span><text:span text:style-name="T8">2 / </text:span><text:span text:style-name="T10">Armée + 3</text:span></text:p>
      <text:p text:style-name="P8">=&gt; l’invasion est retardée d’1 jour</text:p>
      <text:p text:style-name="P8"/>
      <text:p text:style-name="P8"/>
      <text:p text:style-name="P9"><text:span text:style-name="T1">Issue s</text:span><text:span text:style-name="T2">péciale</text:span> : <text:span text:style-name="T11">nul</text:span></text:p>
      <text:p text:style-name="P9"><text:span text:style-name="T1">PNJ</text:span> : <text:span text:style-name="T11">Juge</text:span></text:p>
      <text:p text:style-name="P9"><text:span text:style-name="T1">Texte</text:span> : <text:span text:style-name="T12">Les rues seraient presque tranquille la nuit si on faisait abstraction de cette jeunesse aussi insouciante que bruyante. Pourquoi ne se contentent ils pas de névroser gentiment dans leur coin en attendant la horde d’outre-monde ? Je pense qu’un couvre-feu devrait rétablir un peu d’ordre.</text:span></text:p>
      <text:p text:style-name="P9"><text:span text:style-name="T1">Choix/ Effets</text:span> : -<text:span text:style-name="T12">Comment ? Des jeunes ? Est-ce que je suis à jour de mon vaccin ?</text:span><text:span text:style-name="T7"> </text:span><text:span text:style-name="T6"><text:s text:c="2"/>Bonheur -</text:span><text:span text:style-name="T12">1</text:span><text:span text:style-name="T6"> </text:span><text:span text:style-name="T10"><text:s/>/ Armée </text:span><text:span text:style-name="T12">+</text:span><text:span text:style-name="T13">2</text:span></text:p>
      <text:p text:style-name="P9">-<text:span text:style-name="T12">De toute façon je suis déjà sourd.</text:span><text:span text:style-name="T6"> Bonheur +</text:span><text:span text:style-name="T10">2</text:span><text:span text:style-name="T8"> / </text:span><text:span text:style-name="T10">Armée – </text:span><text:span text:style-name="T12">1</text:span></text:p>
      <text:p text:style-name="P9"/>
      <text:p text:style-name="P10"><text:span text:style-name="T1">Issue s</text:span><text:span text:style-name="T2">péciale</text:span> : <text:span text:style-name="T11">nul</text:span></text:p>
      <text:p text:style-name="P10"><text:span text:style-name="T1">PNJ</text:span> : <text:span text:style-name="T11">Juge</text:span></text:p>
      <text:p text:style-name="P10"><text:span text:style-name="T1">Texte</text:span> : <text:span text:style-name="T14">Les tribunaux c’est bien, mais ça coûte cher. Surtout ceux à disposition du peuple. Laissons-les se débrouiller entre eux comme au bon vieux temps. Si ils sont bien toujours là c’est que ça devait pas si mal marcher.</text:span></text:p>
      <text:p text:style-name="P10"><text:span text:style-name="T1">Choix/ Effets</text:span> : -S<text:span text:style-name="T14">candaleux ! Et notre mission civilisatrice ?</text:span><text:span text:style-name="T6"> <text:s/>Bonheur +</text:span><text:span text:style-name="T14">2</text:span><text:span text:style-name="T6"> </text:span><text:span text:style-name="T10"><text:s/>/ Ar</text:span><text:span text:style-name="T14">gent</text:span><text:span text:style-name="T10"> -</text:span><text:span text:style-name="T14">1</text:span></text:p>
      <text:p text:style-name="P10">-<text:span text:style-name="T14">Une bonne dos</text:span><text:span text:style-name="T15">e</text:span><text:span text:style-name="T14"> de justice populaire ! Comme c’est délicieusement rustique ! Accordé. </text:span><text:span text:style-name="T6"><text:s/></text:span><text:span text:style-name="T14">Argent </text:span><text:span text:style-name="T6">+</text:span><text:span text:style-name="T14">3</text:span><text:span text:style-name="T8"> / </text:span><text:span text:style-name="T14">Bonheur</text:span><text:span text:style-name="T10"> – </text:span><text:span text:style-name="T14">2</text:span></text:p>
      <text:p text:style-name="P10"/>
      <text:p text:style-name="P10"/>
      <text:p text:style-name="P11"><text:span text:style-name="T1">Issue s</text:span><text:span text:style-name="T2">péciale</text:span> : <text:span text:style-name="T11">nul</text:span></text:p>
      <text:p text:style-name="P11"><text:span text:style-name="T1">PNJ</text:span> : <text:span text:style-name="T11">Juge</text:span></text:p>
      <text:p text:style-name="P11"><text:span text:style-name="T1">Texte</text:span> : <text:span text:style-name="T14">L</text:span><text:span text:style-name="T16">a fin de l’année approche et il est de coutume lors des vœux du roi de faire montre de ses bonnes grâces envers son bon peuple. Cependant ce n’est pas tout les ans qu’on a une menace existentielle inter-dimensionnelle qui menace toute vie d’extinction ! Passons l’éponge pour ce coup-ci, les gens seront compréhensifs.</text:span></text:p>
      <text:p text:style-name="P11"><text:span text:style-name="T1">Choix/ Effets</text:span> : -<text:span text:style-name="T16">On ne lâche rien ! Je veux qu’on m’aime et qu’on m’admire ! Même au fin fond des plus profondes des abysses !</text:span><text:span text:style-name="T6"> <text:s/>Bonheur +1 </text:span><text:span text:style-name="T10"><text:s/>/ </text:span><text:span text:style-name="T16">Nourriture</text:span><text:span text:style-name="T10"> </text:span><text:span text:style-name="T16">+1 / Argent -3</text:span></text:p>
      <text:p text:style-name="P11">-<text:span text:style-name="T16">Mes bons et fidèles sujets… Avez vous entendu parler du concept de « contexte » ?</text:span><text:span text:style-name="T14"> </text:span><text:span text:style-name="T6"><text:s/></text:span><text:span text:style-name="T14">Argent </text:span><text:span text:style-name="T6">+</text:span><text:span text:style-name="T16">2</text:span><text:span text:style-name="T8"> / </text:span><text:span text:style-name="T16">Nourriture</text:span><text:span text:style-name="T10"> – </text:span><text:span text:style-name="T16">4 / Bonheur -3</text:span></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7T09:34:59.860779500</meta:creation-date>
    <dc:date>2025-10-09T16:11:22.472865100</dc:date>
    <meta:editing-duration>PT8H18M59S</meta:editing-duration>
    <meta:editing-cycles>19</meta:editing-cycles>
    <meta:generator>LibreOffice/25.2.5.2$Windows_X86_64 LibreOffice_project/03d19516eb2e1dd5d4ccd751a0d6f35f35e08022</meta:generator>
    <meta:document-statistic meta:table-count="0" meta:image-count="0" meta:object-count="0" meta:page-count="2" meta:paragraph-count="44" meta:word-count="705" meta:character-count="3829" meta:non-whitespace-character-count="3141"/>
  </office:meta>
</office:document-meta>
</file>